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4.9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4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5cm"/>
    </style:style>
    <style:style style:name="gr13" style:family="graphic" style:parent-style-name="standard">
      <style:graphic-properties draw:textarea-horizontal-align="justify" draw:textarea-vertical-align="middle" draw:auto-grow-height="false" fo:min-height="2.085cm" fo:min-width="3.4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6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3.9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6pt" style:font-size-asian="18pt" style:font-size-complex="18pt"/>
    </style:style>
    <style:style style:name="P7" style:family="paragraph">
      <loext:graphic-properties draw:fill="none" draw:fill-color="#ffffff"/>
      <style:text-properties fo:font-size="24pt" style:font-size-asian="18pt" style:font-size-complex="18pt"/>
    </style:style>
    <style:style style:name="P8" style:family="paragraph">
      <style:text-properties fo:font-size="40pt" style:font-size-asian="32pt" style:font-size-complex="32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26pt" style:font-size-asian="18pt" style:font-size-complex="18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font-size="20pt" style:font-size-asian="18pt" style:font-size-complex="18pt"/>
    </style:style>
    <style:style style:name="T5" style:family="text">
      <style:text-properties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race your fri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he linux command-line too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calls and the kernel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2">
              <text:list-item>
                <text:p>System calls are how a process talks to the kernel</text:p>
              </text:list-item>
            </text:list>
          </draw:text-box>
        </draw:frame>
        <draw:line draw:style-name="gr2" draw:text-style-name="P2" draw:layer="layout" svg:x1="2cm" svg:y1="13.9cm" svg:x2="26cm" svg:y2="13.9cm">
          <text:p/>
        </draw:line>
        <draw:frame draw:style-name="gr3" draw:text-style-name="P3" draw:layer="layout" svg:width="3.597cm" svg:height="0.962cm" svg:x="1.8cm" svg:y="14.2cm">
          <draw:text-box>
            <text:p>kernel land</text:p>
          </draw:text-box>
        </draw:frame>
        <draw:frame draw:style-name="gr4" draw:text-style-name="P3" draw:layer="layout" svg:width="3.106cm" svg:height="0.962cm" svg:x="2cm" svg:y="12.8cm">
          <draw:text-box>
            <text:p>user land</text:p>
          </draw:text-box>
        </draw:frame>
        <draw:custom-shape draw:style-name="gr5" draw:text-style-name="P4" draw:layer="layout" svg:width="3.4cm" svg:height="1.6cm" svg:x="7.6cm" svg:y="8.2cm">
          <text:p text:style-name="P4">firef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5.4cm" svg:height="1.6cm" svg:x="15.2cm" svg:y="7.4cm">
          <text:p text:style-name="P4">gnome-terminal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cm" svg:height="1.6cm" svg:x="17.2cm" svg:y="11.2cm">
          <text:p text:style-name="P4">bash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1.2cm" svg:x="5.8cm" svg:y="15cm">
          <text:p text:style-name="P4">socket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214cm" svg:y1="9.837cm" svg:x2="7.346cm" svg:y2="14.942cm">
          <text:p/>
        </draw:line>
        <draw:custom-shape draw:style-name="gr7" draw:text-style-name="P4" draw:layer="layout" svg:width="3.2cm" svg:height="1.2cm" svg:x="5.8cm" svg:y="17.6cm">
          <text:p text:style-name="P4">hw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4cm" svg:y1="16.2cm" svg:x2="7.4cm" svg:y2="17.6cm">
          <text:p/>
        </draw:line>
        <draw:custom-shape draw:style-name="gr9" draw:text-style-name="P4" draw:layer="layout" svg:width="5.2cm" svg:height="1.2cm" svg:x="15.4cm" svg:y="16.8cm">
          <text:p text:style-name="P4">pip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8.8cm" svg:y1="12.8cm" svg:x2="18.8cm" svg:y2="16.8cm">
          <text:p/>
        </draw:line>
        <draw:line draw:style-name="gr8" draw:text-style-name="P2" draw:layer="layout" svg:x1="16.4cm" svg:y1="16.8cm" svg:x2="16.4cm" svg:y2="9cm">
          <text:p/>
        </draw:line>
        <draw:frame draw:style-name="gr10" draw:text-style-name="P3" draw:layer="layout" svg:width="6.979cm" svg:height="0.962cm" svg:x="19.092cm" svg:y="12.938cm">
          <draw:text-box>
            <text:p>Write out: “Hello world”</text:p>
          </draw:text-box>
        </draw:frame>
        <draw:frame draw:style-name="gr11" draw:text-style-name="P3" draw:layer="layout" svg:width="9.443cm" svg:height="0.962cm" svg:x="16.8cm" svg:y="9.5cm">
          <draw:text-box>
            <text:p>Read in: “Hello world”</text:p>
          </draw:text-box>
        </draw:frame>
        <draw:frame draw:style-name="gr12" draw:text-style-name="P3" draw:layer="layout" svg:width="3.415cm" svg:height="0.962cm" svg:x="4.868cm" svg:y="11.43cm">
          <draw:text-box>
            <text:p>Write/read</text:p>
          </draw:text-box>
        </draw:frame>
        <draw:custom-shape draw:style-name="gr13" draw:text-style-name="P4" draw:layer="layout" svg:width="3.982cm" svg:height="2.335cm" svg:x="9.964cm" svg:y="15.097cm">
          <text:p text:style-name="P4">memory</text:p>
          <text:p text:style-name="P4">management</text:p>
          <text:p text:style-name="P4">cod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9.214cm" svg:y1="9.837cm" svg:x2="12.078cm" svg:y2="15.097cm">
          <text:p/>
        </draw:line>
        <draw:frame draw:style-name="gr14" draw:text-style-name="P3" draw:layer="layout" svg:width="4.342cm" svg:height="0.962cm" svg:x="10.347cm" svg:y="11.025cm">
          <draw:text-box>
            <text:p>Allocate mem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s of system cal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(like) IO – open, read, write, close, select</text:p>
              </text:list-item>
              <text:list-item>
                <text:p>Filesystem – rename, unlink, chmod, stat</text:p>
              </text:list-item>
              <text:list-item>
                <text:p>Process control – fork, kill, exec, getpid, wait</text:p>
              </text:list-item>
              <text:list-item>
                <text:p>Network IO – connect, accept, socket</text:p>
                <text:p/>
              </text:list-item>
              <text:list-item>
                <text:p>Over 300 system calls avail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ac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A command-line tool for tracing system calls</text:p>
              </text:list-item>
              <text:list-item>
                <text:p>Usage:</text:p>
              </text:list-item>
              <text:list-item>
                <text:p>strace &lt;command-to-run&gt;</text:p>
              </text:list-item>
              <text:list-item>
                <text:p>strace ls</text:p>
              </text:list-item>
            </text:list>
          </draw:text-box>
        </draw:frame>
        <draw:frame draw:style-name="gr15" draw:text-style-name="P5" draw:layer="layout" svg:width="21.4cm" svg:height="6.006cm" svg:x="3.3cm" svg:y="12.394cm">
          <draw:text-box>
            <text:p><text:span text:style-name="T1">execve("/bin/ls", ["ls"], [/* 51 vars */]) = 0</text:span></text:p>
            <text:p><text:span text:style-name="T1">brk(0) <text:s text:c="33"/>= 0xe0e000</text:span></text:p>
            <text:p><text:span text:style-name="T1">...</text:span></text:p>
            <text:p><text:span text:style-name="T1">write(1, "Arduino\t\t <text:s text:c="3"/>Downloads\t <text:s/>glibc-b"..., 111) = 111</text:span></text:p>
            <text:p><text:span text:style-name="T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ace (co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mo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ooping with strace</text:p>
          </draw:text-box>
        </draw:frame>
        <draw:frame presentation:style-name="pr4" draw:layer="layout" svg:width="25.199cm" svg:height="9.486cm" svg:x="1.4cm" svg:y="4.914cm" presentation:class="outline" presentation:user-transformed="true">
          <draw:text-box>
            <text:list text:style-name="L2">
              <text:list-item>
                <text:p>snarfshell.sh</text:p>
              </text:list-item>
              <text:list-item>
                <text:p>Capture stdout/stderr of another process using strace and dumps it to stdout</text:p>
              </text:list-item>
              <text:list-item>
                <text:p>Capturing a shell (bash) and directing output to a terminal emulator lets you snoop</text:p>
              </text:list-item>
              <text:list-item>
                <text:p>Terminal interprets curses content too:</text:p>
              </text:list-item>
            </text:list>
          </draw:text-box>
        </draw:frame>
        <draw:frame draw:style-name="gr16" draw:text-style-name="P6" draw:layer="layout" svg:width="25cm" svg:height="2.309cm" svg:x="1.6cm" svg:y="15cm">
          <draw:text-box>
            <text:p><text:span text:style-name="T2">write(2, "\33[01;32mpeter@monotone\33[01;34m ~"..., 40)</text:span></text:p>
          </draw:text-box>
        </draw:frame>
        <draw:frame draw:style-name="gr17" draw:text-style-name="P3" draw:layer="layout" svg:width="3.114cm" svg:height="0.962cm" svg:x="1.486cm" svg:y="17.8cm">
          <draw:text-box>
            <text:p>STDOUT</text:p>
          </draw:text-box>
        </draw:frame>
        <draw:frame draw:style-name="gr18" draw:text-style-name="P3" draw:layer="layout" svg:width="4.947cm" svg:height="1.673cm" svg:x="4.253cm" svg:y="18.5cm">
          <draw:text-box>
            <text:p>Escape char</text:p>
            <text:p>(27 == 33 octal)</text:p>
          </draw:text-box>
        </draw:frame>
        <draw:frame draw:style-name="gr19" draw:text-style-name="P3" draw:layer="layout" svg:width="1.768cm" svg:height="0.962cm" svg:x="8.632cm" svg:y="18.038cm">
          <draw:text-box>
            <text:p>Bold</text:p>
          </draw:text-box>
        </draw:frame>
        <draw:frame draw:style-name="gr20" draw:text-style-name="P3" draw:layer="layout" svg:width="5.925cm" svg:height="0.962cm" svg:x="11.1cm" svg:y="18.438cm">
          <draw:text-box>
            <text:p>Green (foreground)</text:p>
          </draw:text-box>
        </draw:frame>
        <draw:frame draw:style-name="gr19" draw:text-style-name="P3" draw:layer="layout" svg:width="5.324cm" svg:height="0.962cm" svg:x="14cm" svg:y="17.076cm">
          <draw:text-box>
            <text:p>Text colour cmd</text:p>
          </draw:text-box>
        </draw:frame>
        <draw:line draw:style-name="gr8" draw:text-style-name="P2" draw:layer="layout" svg:x1="3.4cm" svg:y1="17.8cm" svg:x2="4.4cm" svg:y2="16.2cm">
          <text:p/>
        </draw:line>
        <draw:line draw:style-name="gr8" draw:text-style-name="P2" draw:layer="layout" svg:x1="6.2cm" svg:y1="18.327cm" svg:x2="6.2cm" svg:y2="16.2cm">
          <text:p/>
        </draw:line>
        <draw:line draw:style-name="gr8" draw:text-style-name="P2" draw:layer="layout" svg:x1="9cm" svg:y1="18.009cm" svg:x2="7.6cm" svg:y2="16.2cm">
          <text:p/>
        </draw:line>
        <draw:line draw:style-name="gr8" draw:text-style-name="P2" draw:layer="layout" svg:x1="11.4cm" svg:y1="18.638cm" svg:x2="9cm" svg:y2="16.2cm">
          <text:p/>
        </draw:line>
        <draw:line draw:style-name="gr8" draw:text-style-name="P2" draw:layer="layout" svg:x1="14.022cm" svg:y1="17.528cm" svg:x2="10cm" svg:y2="16.2cm">
          <text:p/>
        </draw:line>
        <draw:frame draw:style-name="gr21" draw:text-style-name="P3" draw:layer="layout" svg:width="13.989cm" svg:height="0.962cm" svg:x="13.627cm" svg:y="19.613cm">
          <draw:text-box>
            <text:p>https://en.wikipedia.org/wiki/ANSI_escape_cod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arfshell.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and demo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w-level assembly</text:p>
          </draw:text-box>
        </draw:frame>
        <draw:frame presentation:style-name="pr4" draw:layer="layout" svg:width="25.199cm" svg:height="8.564cm" svg:x="1.4cm" svg:y="4.914cm" presentation:class="outline" presentation:user-transformed="true">
          <draw:text-box>
            <text:list text:style-name="L2">
              <text:list-item>
                <text:p>Special machine instruction (syscall on 64-bit)</text:p>
              </text:list-item>
              <text:list-item>
                <text:p>Older/32-bit Linux uses “int 0x80” (still works)</text:p>
              </text:list-item>
              <text:list-item>
                <text:p>Triggers handler code in the kernel</text:p>
              </text:list-item>
              <text:list-item>
                <text:p>libc has C language wrappers for system calls</text:p>
              </text:list-item>
              <text:list-item>
                <text:p>In assembly:</text:p>
              </text:list-item>
            </text:list>
          </draw:text-box>
        </draw:frame>
        <draw:frame draw:style-name="gr22" draw:text-style-name="P7" draw:layer="layout" svg:width="19.48cm" svg:height="5.016cm" svg:x="3.604cm" svg:y="13.702cm">
          <draw:text-box>
            <text:p><text:span text:style-name="T3"><text:s text:c="4"/></text:span><text:span text:style-name="T3">movq $1, %rax <text:s text:c="4"/>; use the write syscall (#1)</text:span></text:p>
            <text:p><text:span text:style-name="T3"><text:s text:c="4"/></text:span><text:span text:style-name="T3">movq $1, %rdi <text:s text:c="5"/>; write to stdout (#1)</text:span></text:p>
            <text:p><text:span text:style-name="T3"><text:s text:c="4"/></text:span><text:span text:style-name="T3">movq $msg, %rsi ; use string "Hello World"</text:span></text:p>
            <text:p><text:span text:style-name="T3"><text:s text:c="4"/></text:span><text:span text:style-name="T3">movq $12, %rdx <text:s text:c="2"/>; write 12 characters</text:span></text:p>
            <text:p><text:span text:style-name="T3"><text:s text:c="4"/></text:span><text:span text:style-name="T3">syscall <text:s text:c="17"/>; make syscall</text:span></text:p>
          </draw:text-box>
        </draw:frame>
        <draw:frame draw:style-name="gr23" draw:text-style-name="P3" draw:layer="layout" svg:width="24.412cm" svg:height="1.047cm" svg:x="1.652cm" svg:y="19.158cm">
          <draw:text-box>
            <text:p><text:span text:style-name="T4">(source: https://en.wikibooks.org/wiki/X86_Assembly/Interfacing_with_Linu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trace</text:p>
          </draw:text-box>
        </draw:frame>
        <draw:frame presentation:style-name="pr4" draw:text-style-name="P8" draw:layer="layout" svg:width="25.199cm" svg:height="15.459cm" svg:x="1.4cm" svg:y="4.914cm" presentation:class="outline" presentation:user-transformed="true">
          <draw:text-box>
            <text:list text:style-name="L2">
              <text:list-item>
                <text:p text:style-name="P8"><text:span text:style-name="T5">C function call for tracing a process</text:span></text:p>
              </text:list-item>
              <text:list-item>
                <text:p text:style-name="P8"><text:span text:style-name="T5">It's a system call too!</text:span></text:p>
              </text:list-item>
              <text:list-item>
                <text:p text:style-name="P8"><text:span text:style-name="T5">Tracer takes control of process (psuedo parent)</text:span></text:p>
                <text:list>
                  <text:list-item>
                    <text:p text:style-name="P8"><text:span text:style-name="T5">Stop target on system call</text:span></text:p>
                  </text:list-item>
                  <text:list-item>
                    <text:p text:style-name="P8"><text:span text:style-name="T5">Access register state (user area)</text:span></text:p>
                  </text:list-item>
                  <text:list-item>
                    <text:p text:style-name="P8"><text:span text:style-name="T5">Intercept signals</text:span></text:p>
                  </text:list-item>
                  <text:list-item>
                    <text:p text:style-name="P8"><text:span text:style-name="T5">Peek/poke memory locations</text:span></text:p>
                  </text:list-item>
                  <text:list-item>
                    <text:p text:style-name="P8"><text:span text:style-name="T5">Step through execution</text:span></text:p>
                  </text:list-item>
                  <text:list-item>
                    <text:p text:style-name="P8"><text:span text:style-name="T5">Hint: gdb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4-11T23:30:29.828601477</meta:creation-date>
    <dc:date>2016-04-12T23:40:53.669404856</dc:date>
    <dc:creator>peter </dc:creator>
    <meta:editing-duration>PT1H33M40S</meta:editing-duration>
    <meta:editing-cycles>29</meta:editing-cycles>
    <meta:generator>LibreOffice/5.0.3.2$Linux_X86_64 LibreOffice_project/00m0$Build-2</meta:generator>
    <meta:document-statistic meta:object-count="91"/>
  </office:meta>
</office:document-meta>
</file>